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4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6.9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Git commands</text:p>
          </draw:text-box>
        </draw:frame>
        <draw:frame draw:style-name="gr1" draw:layer="layout" svg:width="24.94cm" svg:height="15.916cm" svg:x="2cm" svg:y="3.6cm">
          <draw:text-box>
            <text:p><text:span text:style-name="T1">venkata@venkata:~$ git --help</text:span></text:p>
            <text:p><text:span text:style-name="T1">usage: git [--version] [--help] [-C &lt;path&gt;] [-c name=value]</text:span></text:p>
            <text:p><text:span text:style-name="T1"><text:s text:c="11"/></text:span><text:span text:style-name="T1">[--exec-path[=&lt;path&gt;]] [--html-path] [--man-path] [--info-path]</text:span></text:p>
            <text:p><text:span text:style-name="T1"><text:s text:c="11"/></text:span><text:span text:style-name="T1">[-p|--paginate|--no-pager] [--no-replace-objects] [--bare]</text:span></text:p>
            <text:p><text:span text:style-name="T1"><text:s text:c="11"/></text:span><text:span text:style-name="T1">[--git-dir=&lt;path&gt;] [--work-tree=&lt;path&gt;] [--namespace=&lt;name&gt;]</text:span></text:p>
            <text:p><text:span text:style-name="T1"><text:s text:c="11"/></text:span><text:span text:style-name="T1">&lt;command&gt; [&lt;args&gt;]</text:span></text:p>
            <text:p><text:span text:style-name="T1">The most commonly used git commands are:</text:span></text:p>
            <text:p><text:span text:style-name="T1"><text:s text:c="3"/></text:span><text:span text:style-name="T1">add <text:s text:c="7"/>Add file contents to the index</text:span></text:p>
            <text:p><text:span text:style-name="T1"><text:s text:c="3"/></text:span><text:span text:style-name="T1">bisect <text:s text:c="4"/>Find by binary search the change that <text:s/>a bug</text:span></text:p>
            <text:p><text:span text:style-name="T1"><text:s text:c="3"/></text:span><text:span text:style-name="T1">branch <text:s text:c="4"/>List, create, or delete branches</text:span></text:p>
            <text:p><text:span text:style-name="T1"><text:s text:c="3"/></text:span><text:span text:style-name="T1">checkout <text:s text:c="2"/>Checkout a branch or paths to the working tree</text:span></text:p>
            <text:p><text:span text:style-name="T1"><text:s text:c="3"/></text:span><text:span text:style-name="T1">clone <text:s text:c="5"/>Clone a repository into a new directory</text:span></text:p>
            <text:p><text:span text:style-name="T1"><text:s/></text:span><text:span text:style-name="T1">commit <text:s text:c="4"/>Record changes to the repository</text:span></text:p>
            <text:p><text:span text:style-name="T1"><text:s text:c="3"/></text:span><text:span text:style-name="T1">diff <text:s text:c="6"/>Show changes between commits, commit and working tree, etc</text:span></text:p>
            <text:p><text:span text:style-name="T1"><text:s text:c="3"/></text:span><text:span text:style-name="T1">fetch <text:s text:c="5"/>Download objects and refs from another repository</text:span></text:p>
            <text:p><text:span text:style-name="T1"><text:s text:c="3"/></text:span><text:span text:style-name="T1">grep <text:s text:c="6"/>Print lines matching a pattern</text:span></text:p>
            <text:p><text:span text:style-name="T1"><text:s text:c="3"/></text:span><text:span text:style-name="T1">init <text:s text:c="6"/>Create an empty Git repository or reinitialize an existing one</text:span>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layer="layout" svg:width="24cm" svg:height="17.2cm" svg:x="2cm" svg:y="1.4cm">
          <draw:text-box>
            <text:p><text:span text:style-name="T2"><text:s/></text:span><text:span text:style-name="T2">log <text:s text:c="7"/>Show commit logs</text:span></text:p>
            <text:p><text:span text:style-name="T2"><text:s text:c="3"/></text:span><text:span text:style-name="T2">merge <text:s text:c="5"/>Join two or more development histories together</text:span></text:p>
            <text:p><text:span text:style-name="T2"><text:s text:c="3"/></text:span><text:span text:style-name="T2">mv <text:s text:c="8"/>Move or rename a file, a directory, or a symlink</text:span></text:p>
            <text:p><text:span text:style-name="T2"><text:s text:c="3"/></text:span><text:span text:style-name="T2">pull <text:s text:c="6"/>Fetch from and integrate with another repository or a local branch</text:span></text:p>
            <text:p><text:span text:style-name="T2"><text:s text:c="3"/></text:span><text:span text:style-name="T2">push <text:s text:c="6"/>Update remote refs along with associated objects</text:span></text:p>
            <text:p><text:span text:style-name="T2"><text:s text:c="3"/></text:span><text:span text:style-name="T2">rebase <text:s text:c="4"/>Forward-port local commits to the updated upstream head</text:span></text:p>
            <text:p><text:span text:style-name="T2"><text:s text:c="3"/></text:span><text:span text:style-name="T2">reset <text:s text:c="5"/>Reset current HEAD to the specified state</text:span></text:p>
            <text:p><text:span text:style-name="T2"><text:s text:c="3"/></text:span><text:span text:style-name="T2">rm <text:s text:c="8"/>Remove files from the working tree and from the index</text:span></text:p>
            <text:p><text:span text:style-name="T2"><text:s text:c="3"/></text:span><text:span text:style-name="T2">show <text:s text:c="6"/>Show various types of objects</text:span></text:p>
            <text:p><text:span text:style-name="T2"><text:s text:c="3"/></text:span><text:span text:style-name="T2">status <text:s text:c="4"/>Show the working tree status</text:span></text:p>
            <text:p><text:span text:style-name="T2"><text:s text:c="3"/></text:span><text:span text:style-name="T2">tag <text:s text:c="7"/>Create, list, delete or verify a tag object signed with GPG</text:span></text:p>
            <text:p><text:span text:style-name="T2"/></text:p>
            <text:p><text:span text:style-name="T2">'git help -a' and 'git help -g' lists available subcommands and some</text:span></text:p>
            <text:p><text:span text:style-name="T2">concept guides. See 'git help &lt;command&gt;' or 'git help &lt;concept&gt;'</text:span></text:p>
            <text:p><text:span text:style-name="T2">to read about a specific subcommand or concept.</text:span></text:p>
            <text:p><text:span text:style-name="T2">venkata@venkata:~$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15:31:42.487940413</meta:creation-date>
    <dc:date>2017-08-30T15:47:04.028330560</dc:date>
    <meta:editing-duration>PT6M40S</meta:editing-duration>
    <meta:editing-cycles>5</meta:editing-cycles>
    <meta:generator>LibreOffice/4.2.8.2$Linux_X86_64 LibreOffice_project/420m0$Build-2</meta:generator>
    <meta:document-statistic meta:object-count="28"/>
  </office:meta>
</office:document-meta>
</file>